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5.408cm"/>
    </style:style>
    <style:style style:name="gr4" style:family="graphic" style:parent-style-name="standard">
      <style:graphic-properties draw:textarea-horizontal-align="justify" draw:textarea-vertical-align="middle" draw:auto-grow-height="false" fo:min-height="25.658cm" fo:min-width="0.516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6.518cm"/>
    </style:style>
    <style:style style:name="gr6" style:family="graphic" style:parent-style-name="standard">
      <style:graphic-properties svg:stroke-color="#ccff66" draw:fill-color="#ccff66" draw:textarea-horizontal-align="justify" draw:textarea-vertical-align="middle" draw:auto-grow-height="false" fo:min-height="1.02cm" fo:min-width="0.262cm"/>
    </style:style>
    <style:style style:name="gr7" style:family="graphic" style:parent-style-name="standard">
      <style:graphic-properties draw:stroke="none" svg:stroke-color="#000000" draw:fill="solid" draw:fill-color="#ccff66" draw:auto-grow-height="true" draw:auto-grow-width="false" fo:max-height="0cm" fo:min-height="0.712cm"/>
    </style:style>
    <style:style style:name="gr8" style:family="graphic" style:parent-style-name="standard">
      <style:graphic-properties svg:stroke-color="#ccff66" draw:fill-color="#66cc00" draw:textarea-horizontal-align="justify" draw:textarea-vertical-align="middle" draw:auto-grow-height="false" fo:min-height="1.02cm" fo:min-width="0.008cm"/>
    </style:style>
    <style:style style:name="gr9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007826" draw:auto-grow-height="true" draw:auto-grow-width="false" fo:max-height="0cm" fo:min-height="0.766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gr12" style:family="graphic" style:parent-style-name="standard">
      <style:graphic-properties draw:stroke="none" svg:stroke-color="#000000" draw:fill="none" draw:fill-color="#ccff66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5" style:family="graphic" style:parent-style-name="standard">
      <style:graphic-properties draw:stroke="none" svg:stroke-color="#669933" draw:fill-color="#007826" draw:textarea-horizontal-align="justify" draw:textarea-vertical-align="middle" draw:auto-grow-height="false" fo:min-height="1.02cm" fo:min-width="0cm"/>
    </style:style>
    <style:style style:name="gr16" style:family="graphic" style:parent-style-name="standard">
      <style:graphic-properties draw:stroke="none" svg:stroke-color="#ccff66" draw:fill-color="#00cccc" draw:textarea-horizontal-align="justify" draw:textarea-vertical-align="middle" draw:auto-grow-height="false" fo:min-height="1.02cm" fo:min-width="0.008cm"/>
    </style:style>
    <style:style style:name="gr17" style:family="graphic" style:parent-style-name="standard">
      <style:graphic-properties draw:stroke="none" svg:stroke-color="#000000" draw:fill="solid" draw:fill-color="#00cccc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ccff66" draw:fill-color="#00cccc" draw:textarea-horizontal-align="justify" draw:textarea-vertical-align="middle" draw:auto-grow-height="false" fo:min-height="1.02cm" fo:min-width="0cm"/>
    </style:style>
    <style:style style:name="gr19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0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0.283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5.408cm"/>
    </style:style>
    <style:style style:name="gr26" style:family="graphic" style:parent-style-name="standard">
      <style:graphic-properties draw:stroke="none" draw:fill-color="#ff9999" draw:textarea-horizontal-align="justify" draw:textarea-vertical-align="middle" draw:auto-grow-height="false" fo:min-height="28.96cm" fo:min-width="0.516cm"/>
    </style:style>
    <style:style style:name="gr27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5.154cm"/>
    </style:style>
    <style:style style:name="gr28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1.34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43cm"/>
    </style:style>
    <style:style style:name="gr30" style:family="graphic" style:parent-style-name="standard">
      <style:graphic-properties draw:stroke="none" draw:fill-color="#ff9999" draw:textarea-horizontal-align="justify" draw:textarea-vertical-align="middle" draw:auto-grow-height="false" fo:min-height="1.02cm" fo:min-width="21.344cm"/>
    </style:style>
    <style:style style:name="gr31" style:family="graphic" style:parent-style-name="standard">
      <style:graphic-properties draw:stroke="none" draw:fill-color="#990099" draw:textarea-horizontal-align="justify" draw:textarea-vertical-align="middle" draw:auto-grow-height="false" fo:min-height="1.02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8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ccff66"/>
      <style:paragraph-properties fo:text-align="center"/>
    </style:style>
    <style:style style:name="P5" style:family="paragraph">
      <loext:graphic-properties draw:fill="solid" draw:fill-color="#ccff66"/>
    </style:style>
    <style:style style:name="P6" style:family="paragraph">
      <loext:graphic-properties draw:fill-color="#66cc00"/>
      <style:paragraph-properties fo:text-align="center"/>
    </style:style>
    <style:style style:name="P7" style:family="paragraph">
      <loext:graphic-properties draw:fill="none" draw:fill-color="#ffffff"/>
      <style:text-properties fo:color="#cc0000"/>
    </style:style>
    <style:style style:name="P8" style:family="paragraph">
      <loext:graphic-properties draw:fill="solid" draw:fill-color="#007826"/>
      <style:text-properties fo:color="#ffffff"/>
    </style:style>
    <style:style style:name="P9" style:family="paragraph">
      <loext:graphic-properties draw:fill="none" draw:fill-color="#ccff66"/>
      <style:paragraph-properties fo:text-align="center"/>
    </style:style>
    <style:style style:name="P10" style:family="paragraph">
      <loext:graphic-properties draw:fill-color="#007826"/>
      <style:paragraph-properties fo:text-align="center"/>
    </style:style>
    <style:style style:name="P11" style:family="paragraph">
      <loext:graphic-properties draw:fill-color="#00cccc"/>
      <style:paragraph-properties fo:text-align="center"/>
    </style:style>
    <style:style style:name="P12" style:family="paragraph">
      <loext:graphic-properties draw:fill="solid" draw:fill-color="#00cccc"/>
    </style:style>
    <style:style style:name="P13" style:family="paragraph">
      <loext:graphic-properties draw:fill="solid" draw:fill-color="#000000"/>
      <style:text-properties fo:color="#ffffff" fo:background-color="transparen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-color="#ffffff"/>
    </style:style>
    <style:style style:name="P17" style:family="paragraph">
      <loext:graphic-properties draw:fill-color="#ff9999"/>
      <style:paragraph-properties fo:text-align="center"/>
    </style:style>
    <style:style style:name="P18" style:family="paragraph">
      <loext:graphic-properties draw:fill-color="#990099"/>
      <style:paragraph-properties fo:text-align="center"/>
    </style:style>
    <style:style style:name="P19" style:family="paragraph">
      <style:text-properties fo:color="#cc0000"/>
    </style:style>
    <style:style style:name="T1" style:family="text">
      <style:text-properties fo:color="#cc0000"/>
    </style:style>
    <style:style style:name="T2" style:family="text">
      <style:text-properties fo:color="#ffffff"/>
    </style:style>
    <style:style style:name="T3" style:family="text">
      <style:text-properties fo:color="#ffffff" fo:background-color="transparent"/>
    </style:style>
    <style:style style:name="T4" style:family="text">
      <style:text-properties fo:color="#0066c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color="#cc0000"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286cm" svg:y1="10.668cm" svg:x2="29.27cm" svg:y2="10.668cm">
          <text:p/>
        </draw:line>
        <draw:frame draw:style-name="gr2" draw:text-style-name="P2" draw:layer="layout" svg:width="21.336cm" svg:height="0.962cm" svg:x="1.778cm" svg:y="1.524cm">
          <draw:text-box>
            <text:p>MALE POPULATION BSW</text:p>
          </draw:text-box>
        </draw:frame>
        <draw:custom-shape draw:style-name="gr3" draw:text-style-name="P3" draw:layer="layout" svg:width="25.908cm" svg:height="1.27cm" svg:x="2.54cm" svg:y="3.048cm">
          <text:p text:style-name="P3">NEWBORN MALE BSW CALVE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16cm" svg:height="25.908cm" svg:x="1.27cm" svg:y="3.048cm">
          <text:p text:style-name="P3">0</text:p>
          <text:p text:style-name="P3"/>
          <text:p text:style-name="P3"/>
          <text:p text:style-name="P3"/>
          <text:p text:style-name="P3">1</text:p>
          <text:p text:style-name="P3"/>
          <text:p text:style-name="P3"/>
          <text:p text:style-name="P3"/>
          <text:p text:style-name="P3"/>
          <text:p text:style-name="P3">2</text:p>
          <text:p text:style-name="P3"/>
          <text:p text:style-name="P3"/>
          <text:p text:style-name="P3"/>
          <text:p text:style-name="P3"/>
          <text:p text:style-name="P3">3</text:p>
          <text:p text:style-name="P3"/>
          <text:p text:style-name="P3"/>
          <text:p text:style-name="P3"/>
          <text:p text:style-name="P3"/>
          <text:p text:style-name="P3">4</text:p>
          <text:p text:style-name="P3"/>
          <text:p text:style-name="P3"/>
          <text:p text:style-name="P3"/>
          <text:p text:style-name="P3"/>
          <text:p text:style-name="P3">5</text:p>
          <text:p text:style-name="P3"/>
          <text:p text:style-name="P3"/>
          <text:p text:style-name="P3"/>
          <text:p text:style-name="P3"/>
          <text:p text:style-name="P3">6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018cm" svg:height="1.27cm" svg:x="2.54cm" svg:y="4.826cm">
          <text:p text:style-name="P3">MALE CALVES UNDER 12 MONT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62cm" svg:height="1.27cm" svg:x="27.686cm" svg:y="3.048cm">
          <text:p text:style-name="P3">1.34%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334cm" svg:height="0.962cm" svg:x="23.622cm" svg:y="1.778cm">
          <draw:text-box>
            <text:p>OFFSPRING</text:p>
          </draw:text-box>
        </draw:frame>
        <draw:custom-shape draw:style-name="gr8" draw:text-style-name="P6" draw:layer="layout" svg:width="0.508cm" svg:height="1.27cm" svg:x="27.94cm" svg:y="4.826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7" draw:layer="layout" svg:width="2.032cm" svg:height="0.962cm" svg:x="3.048cm" svg:y="4.064cm">
            <draw:text-box>
              <text:p><text:span text:style-name="T1">7</text:span><text:span text:style-name="T1">3</text:span><text:span text:style-name="T1">%</text:span></text:p>
            </draw:text-box>
          </draw:frame>
          <draw:line draw:style-name="gr9" draw:text-style-name="P1" draw:layer="layout" svg:x1="4.826cm" svg:y1="3.81cm" svg:x2="4.826cm" svg:y2="5.588cm">
            <text:p/>
          </draw:line>
        </draw:g>
        <draw:g>
          <draw:frame draw:style-name="gr2" draw:text-style-name="P7" draw:layer="layout" svg:width="2.032cm" svg:height="0.962cm" svg:x="26.416cm" svg:y="4.318cm">
            <draw:text-box>
              <text:p><text:span text:style-name="T1">6</text:span><text:span text:style-name="T1">0</text:span><text:span text:style-name="T1">%</text:span></text:p>
            </draw:text-box>
          </draw:frame>
          <draw:line draw:style-name="gr9" draw:text-style-name="P1" draw:layer="layout" svg:x1="28.194cm" svg:y1="4.064cm" svg:x2="28.194cm" svg:y2="5.842cm">
            <text:p/>
          </draw:line>
        </draw:g>
        <draw:frame draw:style-name="gr10" draw:text-style-name="P8" draw:layer="layout" svg:width="3.048cm" svg:height="1.016cm" svg:x="23.876cm" svg:y="8.89cm">
          <draw:text-box>
            <text:p><text:span text:style-name="T2">Y</text:span><text:span text:style-name="T2">O</text:span><text:span text:style-name="T2">U</text:span><text:span text:style-name="T2">N</text:span><text:span text:style-name="T2">G</text:span></text:p>
          </draw:text-box>
        </draw:frame>
        <draw:custom-shape draw:style-name="gr11" draw:text-style-name="P3" xml:id="id1" draw:id="id1" draw:layer="layout" svg:width="1.52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224cm" svg:height="0.962cm" svg:x="2.286cm" svg:y="8.636cm">
          <draw:text-box>
            <text:p text:style-name="P3">MALE CALVES UNDER 24 MONTH</text:p>
          </draw:text-box>
        </draw:frame>
        <draw:g>
          <draw:frame draw:style-name="gr13" draw:text-style-name="P7" draw:layer="layout" svg:width="2.032cm" svg:height="1.925cm" svg:x="1.778cm" svg:y="6.095cm">
            <draw:text-box>
              <text:p><text:span text:style-name="T1">1</text:span><text:span text:style-name="T1">2</text:span><text:span text:style-name="T1">%</text:span></text:p>
            </draw:text-box>
          </draw:frame>
          <draw:line draw:style-name="gr9" draw:text-style-name="P1" draw:layer="layout" svg:x1="3.556cm" svg:y1="5.588cm" svg:x2="3.556cm" svg:y2="9.144cm">
            <text:p/>
          </draw:line>
        </draw:g>
        <draw:frame draw:style-name="gr14" draw:text-style-name="P7" xml:id="id2" draw:id="id2" draw:layer="layout" svg:width="4.318cm" svg:height="1.114cm" svg:x="6.604cm" svg:y="11.078cm">
          <draw:text-box>
            <text:p><text:span text:style-name="T1">A</text:span><text:span text:style-name="T1">L</text:span><text:span text:style-name="T1">L </text:span><text:span text:style-name="T1">C</text:span><text:span text:style-name="T1">U</text:span><text:span text:style-name="T1">L</text:span><text:span text:style-name="T1">L</text:span><text:span text:style-name="T1">E</text:span><text:span text:style-name="T1">D</text:span></text:p>
          </draw:text-box>
        </draw:frame>
        <draw:connector draw:style-name="gr9" draw:text-style-name="P1" draw:layer="layout" draw:type="lines" svg:x1="3.302cm" svg:y1="9.652cm" svg:x2="6.604cm" svg:y2="11.635cm" draw:start-shape="id1" draw:start-glue-point="2" draw:end-shape="id2" draw:end-glue-point="3" svg:d="M3302 9652v501l2802 1482h500" svg:viewBox="0 0 3303 1984">
          <text:p/>
        </draw:connector>
        <draw:custom-shape draw:style-name="gr15" draw:text-style-name="P10" draw:layer="layout" svg:width="0.254cm" svg:height="1.27cm" svg:x="27.178cm" svg:y="8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08cm" svg:height="1.27cm" svg:x="27.94cm" svg:y="8.636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3.616cm" svg:height="0.962cm" svg:x="28.642cm" svg:y="8.944cm">
          <draw:text-box>
            <text:p>NAT. SER.</text:p>
          </draw:text-box>
        </draw:frame>
        <draw:line draw:style-name="gr9" draw:text-style-name="P1" draw:layer="layout" svg:x1="28.194cm" svg:y1="6.096cm" svg:x2="27.178cm" svg:y2="8.636cm">
          <text:p/>
        </draw:line>
        <draw:line draw:style-name="gr9" draw:text-style-name="P1" draw:layer="layout" svg:x1="28.194cm" svg:y1="6.096cm" svg:x2="28.194cm" svg:y2="8.89cm">
          <text:p/>
        </draw:line>
        <draw:frame draw:style-name="gr14" draw:text-style-name="P7" draw:layer="layout" svg:width="1.778cm" svg:height="1.114cm" svg:x="25.908cm" svg:y="7.366cm">
          <draw:text-box>
            <text:p><text:span text:style-name="T1">30%</text:span></text:p>
          </draw:text-box>
        </draw:frame>
        <draw:frame draw:style-name="gr14" draw:text-style-name="P7" draw:layer="layout" svg:width="1.778cm" svg:height="1.114cm" svg:x="27.686cm" svg:y="7.014cm">
          <draw:text-box>
            <text:p><text:span text:style-name="T1">70%</text:span></text:p>
          </draw:text-box>
        </draw:frame>
        <draw:custom-shape draw:style-name="gr15" draw:text-style-name="P10" draw:layer="layout" svg:width="0.254cm" svg:height="1.27cm" svg:x="27.178cm" svg:y="11.4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0.254cm" svg:height="1.27cm" svg:x="27.94cm" svg:y="1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254cm" svg:height="1.27cm" svg:x="27.178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0.254cm" svg:height="1.27cm" svg:x="27.178cm" svg:y="18.79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86cm" svg:y1="7.112cm" svg:x2="29.27cm" svg:y2="7.112cm">
          <text:p/>
        </draw:line>
        <draw:line draw:style-name="gr1" draw:text-style-name="P1" draw:layer="layout" svg:x1="2.286cm" svg:y1="17.78cm" svg:x2="29.27cm" svg:y2="17.78cm">
          <text:p/>
        </draw:line>
        <draw:line draw:style-name="gr1" draw:text-style-name="P1" draw:layer="layout" svg:x1="2.286cm" svg:y1="14.224cm" svg:x2="29.27cm" svg:y2="14.224cm">
          <text:p/>
        </draw:line>
        <draw:line draw:style-name="gr1" draw:text-style-name="P1" draw:layer="layout" svg:x1="2.286cm" svg:y1="21.336cm" svg:x2="29.27cm" svg:y2="21.336cm">
          <text:p/>
        </draw:line>
        <draw:frame draw:style-name="gr10" draw:text-style-name="P8" draw:layer="layout" svg:width="3.81cm" svg:height="1.016cm" svg:x="23.114cm" svg:y="11.684cm">
          <draw:text-box>
            <text:p><text:span text:style-name="T2">ČAKAJOČI</text:span></text:p>
          </draw:text-box>
        </draw:frame>
        <draw:frame draw:style-name="gr10" draw:text-style-name="P8" draw:layer="layout" svg:width="3.81cm" svg:height="1.016cm" svg:x="23.114cm" svg:y="18.796cm">
          <draw:text-box>
            <text:p><text:span text:style-name="T2">ČAKAJOČI</text:span></text:p>
          </draw:text-box>
        </draw:frame>
        <draw:frame draw:style-name="gr10" draw:text-style-name="P8" draw:layer="layout" svg:width="3.81cm" svg:height="1.016cm" svg:x="23.114cm" svg:y="15.24cm">
          <draw:text-box>
            <text:p><text:span text:style-name="T2">ČAKAJOČI</text:span></text:p>
          </draw:text-box>
        </draw:frame>
        <draw:line draw:style-name="gr1" draw:text-style-name="P1" draw:layer="layout" svg:x1="2.286cm" svg:y1="24.892cm" svg:x2="29.27cm" svg:y2="24.892cm">
          <text:p/>
        </draw:line>
        <draw:custom-shape draw:style-name="gr15" draw:text-style-name="P10" draw:layer="layout" svg:width="0.001cm" svg:height="1.27cm" svg:x="27.178cm" svg:y="22.606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7.432cm" svg:y1="22.86cm" svg:x2="27.432cm" svg:y2="24.13cm">
          <text:p/>
        </draw:line>
        <draw:g>
          <draw:frame draw:style-name="gr13" draw:text-style-name="P7" draw:layer="layout" svg:width="2.032cm" svg:height="1.925cm" svg:x="25.147cm" svg:y="20.573cm">
            <draw:text-box>
              <text:p><text:span text:style-name="T1"/></text:p>
              <text:p><text:span text:style-name="T1">50%</text:span></text:p>
            </draw:text-box>
          </draw:frame>
          <draw:line draw:style-name="gr9" draw:text-style-name="P1" draw:layer="layout" svg:x1="26.925cm" svg:y1="20.066cm" svg:x2="26.925cm" svg:y2="23.622cm">
            <text:p/>
          </draw:line>
        </draw:g>
        <draw:frame draw:style-name="gr20" draw:text-style-name="P13" draw:layer="layout" svg:width="4.064cm" svg:height="1.016cm" svg:x="27.94cm" svg:y="23.114cm">
          <draw:text-box>
            <text:p><text:span text:style-name="T3">POS. TEST.</text:span></text:p>
          </draw:text-box>
        </draw:frame>
        <draw:frame draw:style-name="gr21" draw:text-style-name="P2" draw:layer="layout" svg:width="33.274cm" svg:height="7.361cm" svg:x="2.794cm" svg:y="26.162cm">
          <draw:text-box>
            <text:p>Če je število novorojenih moških telet 3350:</text:p>
            <text:p>3305 telet + 45 potomcev NP + </text:p>
            <text:p><text:span text:style-name="T4">2413 bikov pod 12m + 27 vhlevljenih + </text:span></text:p>
            <text:p><text:span text:style-name="T4">290 bikov pod 24 m + 8 mladih + 19 pripust 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+ 8 čakajočih + 8 pripust + </text:span></text:p>
            <text:p><text:span text:style-name="T4"><text:tab/></text:span><text:span text:style-name="T4"> <text:s text:c="24"/></text:span><text:span text:style-name="T4">+ 8 čakajočih + </text:span></text:p>
            <text:p><text:span text:style-name="T4"><text:s text:c="32"/></text:span><text:span text:style-name="T4">+ 8 čakajočih + </text:span></text:p>
            <text:p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text:s text:c="3"/></text:span><text:span text:style-name="T4">+ 4 pozitivno testirani ( * 5 let v uporabi = 20 poz. Testiranih)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= 2809 ( + </text:span>3350 NR) <text:s/></text:p>
            <text:p/>
          </draw:text-box>
        </draw:frame>
        <draw:frame draw:style-name="gr22" draw:text-style-name="P7" draw:layer="layout" svg:width="11.43cm" svg:height="1.673cm" svg:x="25.908cm" svg:y="31.137cm">
          <draw:text-box>
            <text:p><text:span text:style-name="T1">Čakajoči in poz. Testirani niso aktivni, so pa v pedigreju in “populacijI”</text:span></text:p>
          </draw:text-box>
        </draw:frame>
        <draw:frame draw:style-name="gr2" draw:text-style-name="P7" draw:layer="layout" svg:width="6.858cm" svg:height="0.962cm" svg:x="30.226cm" svg:y="13.97cm">
          <draw:text-box>
            <text:p><text:span text:style-name="T1">4 years in testing</text:span></text:p>
          </draw:text-box>
        </draw:frame>
        <draw:frame draw:style-name="gr2" draw:text-style-name="P7" draw:layer="layout" svg:width="6.858cm" svg:height="0.962cm" svg:x="32.258cm" svg:y="23.114cm">
          <draw:text-box>
            <text:p><text:span text:style-name="T1">5 years in use</text:span></text:p>
          </draw:text-box>
        </draw:frame>
        <draw:frame draw:style-name="gr23" draw:text-style-name="P15" draw:layer="layout" svg:width="1.27cm" svg:height="21.776cm" svg:x="0cm" svg:y="5.375cm">
          <draw:text-box>
            <text:p text:style-name="P14"><text:span text:style-name="T5">0 </text:span></text:p>
            <text:p text:style-name="P14"><text:span text:style-name="T5"/></text:p>
            <text:p text:style-name="P14"><text:span text:style-name="T5"/></text:p>
            <text:p text:style-name="P14"><text:span text:style-name="T5">1</text:span></text:p>
            <text:p text:style-name="P14"><text:span text:style-name="T5"/></text:p>
            <text:p text:style-name="P14"><text:span text:style-name="T5"/></text:p>
            <text:p text:style-name="P14"><text:span text:style-name="T5">2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3</text:span></text:p>
            <text:p text:style-name="P14"><text:span text:style-name="T5"/></text:p>
            <text:p text:style-name="P14"><text:span text:style-name="T5"/></text:p>
            <text:p text:style-name="P14"><text:span text:style-name="T5">4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5</text:span></text:p>
            <text:p text:style-name="P14"><text:span text:style-name="T5"/></text:p>
            <text:p text:style-name="P14"><text:span text:style-name="T5"/></text:p>
            <text:p text:style-name="P14"><text:span text:style-name="T5">6</text:span></text:p>
          </draw:text-box>
        </draw:frame>
        <draw:frame draw:style-name="gr21" draw:text-style-name="P2" draw:layer="layout" svg:width="33.274cm" svg:height="7.361cm" svg:x="2.794cm" svg:y="26.163cm">
          <draw:text-box>
            <text:p>Če je število novorojenih moških telet 3350:</text:p>
            <text:p>3305 telet + 45 potomcev NP + </text:p>
            <text:p><text:span text:style-name="T4">2413 bikov pod 12m + 27 vhlevljenih + </text:span></text:p>
            <text:p><text:span text:style-name="T4">290 bikov pod 24 m + 8 mladih + 19 pripust 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+ 8 čakajočih + 8 pripust + </text:span></text:p>
            <text:p><text:span text:style-name="T4"><text:tab/></text:span><text:span text:style-name="T4"> <text:s text:c="24"/></text:span><text:span text:style-name="T4">+ 8 čakajočih + </text:span></text:p>
            <text:p><text:span text:style-name="T4"><text:s text:c="32"/></text:span><text:span text:style-name="T4">+ 8 čakajočih + </text:span></text:p>
            <text:p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text:s text:c="3"/></text:span><text:span text:style-name="T4">+ 4 pozitivno testirani ( * 5 let v uporabi = 20 poz. Testiranih)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= 2809 ( + </text:span>3350 NR) <text:s/></text:p>
            <text:p/>
          </draw:text-box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.286cm" svg:y1="10.668cm" svg:x2="29.27cm" svg:y2="10.668cm">
          <text:p/>
        </draw:line>
        <draw:frame draw:style-name="gr2" draw:text-style-name="P2" draw:layer="layout" svg:width="21.336cm" svg:height="0.962cm" svg:x="1.778cm" svg:y="1.524cm">
          <draw:text-box>
            <text:p>FEMALE POPULATION BSW</text:p>
          </draw:text-box>
        </draw:frame>
        <draw:custom-shape draw:style-name="gr25" draw:text-style-name="P17" draw:layer="layout" svg:width="25.908cm" svg:height="1.27cm" svg:x="2.54cm" svg:y="3.048cm">
          <text:p text:style-name="P3">NEWBORN FEMALE BSW CALVES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.016cm" svg:height="29.21cm" svg:x="1.27cm" svg:y="3.048cm">
          <text:p text:style-name="P3">0</text:p>
          <text:p text:style-name="P3"/>
          <text:p text:style-name="P3"/>
          <text:p text:style-name="P3"/>
          <text:p text:style-name="P3"/>
          <text:p text:style-name="P3">1</text:p>
          <text:p text:style-name="P3"/>
          <text:p text:style-name="P3"/>
          <text:p text:style-name="P3"/>
          <text:p text:style-name="P3"/>
          <text:p text:style-name="P3">2</text:p>
          <text:p text:style-name="P3"/>
          <text:p text:style-name="P3"/>
          <text:p text:style-name="P3"/>
          <text:p text:style-name="P3"/>
          <text:p text:style-name="P3">3</text:p>
          <text:p text:style-name="P3"/>
          <text:p text:style-name="P3"/>
          <text:p text:style-name="P3"/>
          <text:p text:style-name="P3"/>
          <text:p text:style-name="P3">4</text:p>
          <text:p text:style-name="P3"/>
          <text:p text:style-name="P3"/>
          <text:p text:style-name="P3"/>
          <text:p text:style-name="P3"/>
          <text:p text:style-name="P3">5</text:p>
          <text:p text:style-name="P3"/>
          <text:p text:style-name="P3"/>
          <text:p text:style-name="P3"/>
          <text:p text:style-name="P3"/>
          <text:p text:style-name="P3">6</text:p>
          <text:p text:style-name="P3"/>
          <text:p text:style-name="P3"/>
          <text:p text:style-name="P3"/>
          <text:p text:style-name="P3"/>
          <text:p text:style-name="P3">7</text:p>
          <text:p text:style-name="P3"/>
          <text:p text:style-name="P3"/>
          <text:p text:style-name="P3"/>
          <text:p text:style-name="P3"/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5.654cm" svg:height="1.27cm" svg:x="2.54cm" svg:y="4.826cm">
          <text:p text:style-name="P3">FEMALE CALVES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1.844cm" svg:height="1.27cm" svg:x="2.54cm" svg:y="8.382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224cm" svg:height="0.986cm" svg:x="6.35cm" svg:y="8.636cm">
          <draw:text-box>
            <text:p text:style-name="P3">FUTURE COWS – BREEDING FEMALES, 1<text:span text:style-name="T6">st</text:span> AI</text:p>
          </draw:text-box>
        </draw:frame>
        <draw:frame draw:style-name="gr14" draw:text-style-name="P7" xml:id="id3" draw:id="id3" draw:layer="layout" svg:width="4.318cm" svg:height="1.114cm" svg:x="18.796cm" svg:y="25.146cm">
          <draw:text-box>
            <text:p><text:span text:style-name="T1">ALL </text:span><text:span text:style-name="T1">CUL</text:span><text:span text:style-name="T1">LED</text:span></text:p>
          </draw:text-box>
        </draw:frame>
        <draw:line draw:style-name="gr1" draw:text-style-name="P1" draw:layer="layout" svg:x1="2.286cm" svg:y1="7.112cm" svg:x2="29.27cm" svg:y2="7.112cm">
          <text:p/>
        </draw:line>
        <draw:line draw:style-name="gr1" draw:text-style-name="P1" draw:layer="layout" svg:x1="2.286cm" svg:y1="17.78cm" svg:x2="29.27cm" svg:y2="17.78cm">
          <text:p/>
        </draw:line>
        <draw:line draw:style-name="gr1" draw:text-style-name="P1" draw:layer="layout" svg:x1="2.286cm" svg:y1="14.224cm" svg:x2="29.27cm" svg:y2="14.224cm">
          <text:p/>
        </draw:line>
        <draw:line draw:style-name="gr1" draw:text-style-name="P1" draw:layer="layout" svg:x1="2.286cm" svg:y1="21.336cm" svg:x2="29.27cm" svg:y2="21.336cm">
          <text:p/>
        </draw:line>
        <draw:line draw:style-name="gr1" draw:text-style-name="P1" draw:layer="layout" svg:x1="2.286cm" svg:y1="24.892cm" svg:x2="29.27cm" svg:y2="24.892cm">
          <text:p/>
        </draw:line>
        <draw:connector draw:style-name="gr9" draw:text-style-name="P1" draw:layer="layout" draw:type="lines" svg:x1="13.2cm" svg:y1="23.671cm" svg:x2="18.796cm" svg:y2="25.703cm" draw:end-shape="id3" draw:end-glue-point="3" svg:d="M13200 23671l5096 2032h500" svg:viewBox="0 0 5597 2033">
          <text:p/>
        </draw:connector>
        <draw:g>
          <draw:frame draw:style-name="gr29" draw:text-style-name="P7" draw:layer="layout" svg:width="2.794cm" svg:height="2.68cm" svg:x="3.048cm" svg:y="6.21cm">
            <draw:text-box>
              <text:p><text:span text:style-name="T1"/></text:p>
              <text:p><text:span text:style-name="T1"><text:s text:c="3"/></text:span><text:span text:style-name="T1">85%</text:span></text:p>
            </draw:text-box>
          </draw:frame>
          <draw:line draw:style-name="gr9" draw:text-style-name="P1" draw:layer="layout" svg:x1="5.493cm" svg:y1="5.803cm" svg:x2="5.493cm" svg:y2="8.651cm">
            <text:p/>
          </draw:line>
        </draw:g>
        <draw:custom-shape draw:style-name="gr30" draw:text-style-name="P17" draw:layer="layout" svg:width="21.844cm" svg:height="1.27cm" svg:x="2.54cm" svg:y="11.684cm">
          <text:p text:style-name="P3">COWS – 1<text:span text:style-name="T6">st</text:span> calving, 1<text:span text:style-name="T6">st</text:span> lactation in progress, 2<text:span text:style-name="T6">nd</text:span> AI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1.844cm" svg:height="1.27cm" svg:x="2.54cm" svg:y="15.494cm">
          <text:p text:style-name="P3">COWS – 2<text:span text:style-name="T6">nd</text:span> calving, 2<text:span text:style-name="T6">nd</text:span> lactation in progress, 3<text:span text:style-name="T6">rd</text:span> AI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1.844cm" svg:height="1.27cm" svg:x="2.54cm" svg:y="18.796cm">
          <text:p text:style-name="P3">COWS – 3<text:span text:style-name="T6">rd</text:span> calving, 3<text:span text:style-name="T6">rd</text:span> lactation in progress, 4<text:span text:style-name="T6">th</text:span> AI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1.844cm" svg:height="1.27cm" svg:x="2.794cm" svg:y="22.352cm">
          <text:p text:style-name="P3">COWS – 4<text:span text:style-name="T6">th</text:span> calving, 4<text:span text:style-name="T6">th</text:span> lactation in progress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0.254cm" svg:height="1.27cm" svg:x="24.13cm" svg:y="18.79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0.254cm" svg:height="1.27cm" svg:x="24.384cm" svg:y="22.35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0.254cm" svg:height="1.27cm" svg:x="24.384cm" svg:y="26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" draw:layer="layout" svg:width="10.668cm" svg:height="2.432cm" svg:x="25.146cm" svg:y="18.796cm">
          <draw:text-box>
            <text:p>BM 1<text:span text:style-name="T6">st</text:span> LACTATION in progress - chosen for the 2<text:span text:style-name="T6">nd</text:span> time</text:p>
          </draw:text-box>
        </draw:frame>
        <draw:frame draw:style-name="gr32" draw:text-style-name="P2" draw:layer="layout" svg:width="10.16cm" svg:height="2.432cm" svg:x="25.146cm" svg:y="22.382cm">
          <draw:text-box>
            <text:p>BM 2<text:span text:style-name="T6">nd</text:span> LACTATION in progress – chosen for the <text:span text:style-name="T7">3</text:span><text:span text:style-name="T6">rd</text:span><text:span text:style-name="T6"> </text:span><text:s/>time</text:p>
          </draw:text-box>
        </draw:frame>
        <draw:frame draw:style-name="gr33" draw:text-style-name="P2" draw:layer="layout" svg:width="9.398cm" svg:height="1.697cm" svg:x="25.146cm" svg:y="26.162cm">
          <draw:text-box>
            <text:p>BM 3<text:span text:style-name="T6">rd</text:span> LACTATION in progress</text:p>
          </draw:text-box>
        </draw:frame>
        <draw:frame draw:style-name="gr34" draw:text-style-name="P2" draw:layer="layout" svg:width="8.382cm" svg:height="1.697cm" svg:x="25.146cm" svg:y="15.548cm">
          <draw:text-box>
            <text:p>DAMS CHOSEN – chosen for the 1<text:span text:style-name="T6">st</text:span> time</text:p>
          </draw:text-box>
        </draw:frame>
        <draw:frame draw:style-name="gr23" draw:text-style-name="P15" draw:layer="layout" svg:width="1.27cm" svg:height="24.851cm" svg:x="0cm" svg:y="5.375cm">
          <draw:text-box>
            <text:p text:style-name="P14"><text:span text:style-name="T5">0 </text:span></text:p>
            <text:p text:style-name="P14"><text:span text:style-name="T5"/></text:p>
            <text:p text:style-name="P14"><text:span text:style-name="T5"/></text:p>
            <text:p text:style-name="P14"><text:span text:style-name="T5">1</text:span></text:p>
            <text:p text:style-name="P14"><text:span text:style-name="T5"/></text:p>
            <text:p text:style-name="P14"><text:span text:style-name="T5"/></text:p>
            <text:p text:style-name="P14"><text:span text:style-name="T5">2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3</text:span></text:p>
            <text:p text:style-name="P14"><text:span text:style-name="T5"/></text:p>
            <text:p text:style-name="P14"><text:span text:style-name="T5"/></text:p>
            <text:p text:style-name="P14"><text:span text:style-name="T5">4</text:span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5</text:span></text:p>
            <text:p text:style-name="P14"><text:span text:style-name="T5"/></text:p>
            <text:p text:style-name="P14"><text:span text:style-name="T5"/></text:p>
            <text:p text:style-name="P14"><text:span text:style-name="T5">6</text:span></text:p>
            <text:p text:style-name="P14"><text:span text:style-name="T5"/></text:p>
            <text:p text:style-name="P14"><text:span text:style-name="T5"/></text:p>
            <text:p text:style-name="P14"><text:span text:style-name="T5">7</text:span></text:p>
          </draw:text-box>
        </draw:frame>
        <draw:connector draw:style-name="gr9" draw:text-style-name="P1" draw:layer="layout" draw:type="lines" svg:x1="13.2cm" svg:y1="23.671cm" svg:x2="18.796cm" svg:y2="25.703cm" svg:d="M13200 23671l5096 2032h500" svg:viewBox="0 0 5597 2033">
          <text:p/>
        </draw:connector>
        <draw:frame draw:style-name="gr34" draw:text-style-name="P7" draw:layer="layout" svg:width="4.318cm" svg:height="0.962cm" svg:x="29.027cm" svg:y="29.772cm">
          <draw:text-box>
            <text:p><text:span text:style-name="T1">ALL CULLED</text:span></text:p>
          </draw:text-box>
        </draw:frame>
        <draw:connector draw:style-name="gr9" draw:text-style-name="P1" draw:layer="layout" draw:type="lines" svg:x1="26.408cm" svg:y1="27.178cm" svg:x2="29.027cm" svg:y2="30.116cm" svg:d="M26408 27178l2619 2938" svg:viewBox="0 0 2620 2939">
          <text:p/>
        </draw:connector>
        <draw:line draw:style-name="gr1" draw:text-style-name="P1" draw:layer="layout" svg:x1="2.286cm" svg:y1="28.194cm" svg:x2="29.27cm" svg:y2="28.194cm">
          <text:p/>
        </draw:line>
        <draw:line draw:style-name="gr1" draw:text-style-name="P1" draw:layer="layout" svg:x1="2.226cm" svg:y1="32.004cm" svg:x2="29.21cm" svg:y2="32.004cm">
          <text:p/>
        </draw:line>
        <draw:frame draw:style-name="gr34" draw:text-style-name="P7" draw:layer="layout" svg:width="9.644cm" svg:height="0.962cm" svg:x="3.556cm" svg:y="23.622cm">
          <draw:text-box>
            <text:p text:style-name="P19"><text:span text:style-name="T1">Cows last 4 lactations</text:span></text:p>
          </draw:text-box>
        </draw:frame>
        <draw:frame draw:style-name="gr34" draw:text-style-name="P7" draw:layer="layout" svg:width="9.644cm" svg:height="0.962cm" svg:x="27.694cm" svg:y="27.178cm">
          <draw:text-box>
            <text:p text:style-name="P19"><text:span text:style-name="T1">D</text:span><text:span text:style-name="T1">a</text:span><text:span text:style-name="T1">m</text:span><text:span text:style-name="T1">s </text:span><text:span text:style-name="T1">la</text:span><text:span text:style-name="T1">st </text:span><text:span text:style-name="T1">3 </text:span><text:span text:style-name="T1">la</text:span><text:span text:style-name="T1">ct</text:span><text:span text:style-name="T1">a</text:span><text:span text:style-name="T1">ti</text:span><text:span text:style-name="T1">o</text:span><text:span text:style-name="T1">n</text:span><text:span text:style-name="T1">s</text:span></text:p>
          </draw:text-box>
        </draw:frame>
        <draw:frame draw:style-name="gr34" draw:text-style-name="P7" draw:layer="layout" svg:width="9.644cm" svg:height="0.986cm" svg:x="27.94cm" svg:y="17.018cm">
          <draw:text-box>
            <text:p text:style-name="P19"><text:span text:style-name="T1">Dams chosen after 2</text:span><text:span text:style-name="T8">nd</text:span><text:span text:style-name="T1"> lactation</text:span></text:p>
          </draw:text-box>
        </draw:frame>
        <draw:line draw:style-name="gr9" draw:text-style-name="P1" draw:layer="layout" svg:x1="21.082cm" svg:y1="19.367cm" svg:x2="24.363cm" svg:y2="19.367cm">
          <text:p/>
        </draw:line>
        <draw:frame draw:style-name="gr34" draw:text-style-name="P7" draw:layer="layout" svg:width="2.794cm" svg:height="0.962cm" svg:x="21.59cm" svg:y="18.288cm">
          <draw:text-box>
            <text:p text:style-name="P19"><text:span text:style-name="T1">1.35%</text:span></text:p>
          </draw:text-box>
        </draw:frame>
        <draw:frame draw:style-name="gr21" draw:text-style-name="P2" draw:layer="layout" svg:width="19.304cm" svg:height="7.361cm" svg:x="2.54cm" svg:y="26.167cm">
          <draw:text-box>
            <text:p>Če je število novorojenih moških telet 3350:</text:p>
            <text:p>3350 telet + <text:s/></text:p>
            <text:p><text:span text:style-name="T4">3236 ženskih telet (pod 12m) + </text:span></text:p>
            <text:p><text:span text:style-name="T4">2750 plemenskih telic (12-24m) 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2750 krav <text:s/>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2750 krav 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2704 krave + 46 BM +</text:span></text:p>
            <text:p><text:span text:style-name="T4"><text:tab/></text:span><text:span text:style-name="T4"><text:tab/></text:span><text:span text:style-name="T4"><text:tab/></text:span><text:span text:style-name="T4"> <text:s text:c="10"/></text:span><text:span text:style-name="T4">2704 krave + 46 BM + 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+ 46 BM = </text:span><text:span text:style-name="T4">17032 ( + </text:span>3350 NR) <text:s/></text:p>
            <text:p/>
          </draw:text-box>
        </draw:frame>
        <draw:g>
          <draw:frame draw:style-name="gr29" draw:text-style-name="P7" draw:layer="layout" svg:width="2.794cm" svg:height="2.68cm" svg:x="5.493cm" svg:y="3.53cm">
            <draw:text-box>
              <text:p><text:span text:style-name="T1"/></text:p>
              <text:p><text:span text:style-name="T1">96.6%</text:span></text:p>
            </draw:text-box>
          </draw:frame>
          <draw:line draw:style-name="gr9" draw:text-style-name="P1" draw:layer="layout" svg:x1="7.938cm" svg:y1="3.123cm" svg:x2="7.938cm" svg:y2="5.971cm">
            <text:p/>
          </draw:line>
        </draw:g>
        <presentation:notes draw:style-name="dp2">
          <draw:page-thumbnail draw:style-name="gr24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28cm" fo:margin-bottom="0cm" fo:text-indent="0cm"/>
      <style:text-properties fo:font-size="4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1cm" fo:margin-bottom="0cm" fo:text-indent="0cm"/>
      <style:text-properties fo:font-size="37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4cm" fo:margin-bottom="0cm" fo:text-indent="0cm"/>
      <style:text-properties fo:font-size="3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7cm" fo:margin-bottom="0cm" fo:text-indent="0cm"/>
      <style:text-properties fo:font-size="3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19999694824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3.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74cm" svg:height="7.575cm" svg:x="1.129cm" svg:y="2.485cm"/>
      <draw:page-thumbnail draw:layer="backgroundobjects" svg:width="8.74cm" svg:height="7.575cm" svg:x="1.129cm" svg:y="11.061cm"/>
      <draw:page-thumbnail draw:layer="backgroundobjects" svg:width="8.74cm" svg:height="7.575cm" svg:x="1.129cm" svg:y="19.637cm"/>
      <draw:page-thumbnail draw:layer="backgroundobjects" svg:width="8.74cm" svg:height="7.575cm" svg:x="11.129cm" svg:y="2.485cm"/>
      <draw:page-thumbnail draw:layer="backgroundobjects" svg:width="8.74cm" svg:height="7.575cm" svg:x="11.129cm" svg:y="11.061cm"/>
      <draw:page-thumbnail draw:layer="backgroundobjects" svg:width="8.74cm" svg:height="7.575cm" svg:x="11.129cm" svg:y="19.637cm"/>
    </style:handout-master>
    <style:master-page style:name="Default" style:page-layout-name="PM1" draw:style-name="Mdp1">
      <draw:frame presentation:style-name="Default-title" draw:layer="backgroundobjects" svg:width="34.289cm" svg:height="5.513cm" svg:x="1.905cm" svg:y="1.316cm" presentation:class="title" presentation:placeholder="true">
        <draw:text-box/>
      </draw:frame>
      <draw:frame presentation:style-name="Default-outline1" draw:layer="backgroundobjects" svg:width="34.289cm" svg:height="19.15cm" svg:x="1.905cm" svg:y="7.726cm" presentation:class="outline" presentation:placeholder="true">
        <draw:text-box/>
      </draw:frame>
      <draw:frame presentation:style-name="Mpr1" draw:text-style-name="MP2" draw:layer="backgroundobjects" svg:width="8.876cm" svg:height="2.277cm" svg:x="1.905cm" svg:y="30.08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076cm" svg:height="2.277cm" svg:x="13.03cm" svg:y="30.08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876cm" svg:height="2.277cm" svg:x="27.317cm" svg:y="30.08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2:10:15.856526928</meta:creation-date>
    <dc:date>2017-04-19T12:45:46.214867576</dc:date>
    <meta:editing-duration>PT8M53S</meta:editing-duration>
    <meta:editing-cycles>5</meta:editing-cycles>
    <meta:generator>LibreOffice/5.1.6.2$Linux_X86_64 LibreOffice_project/10m0$Build-2</meta:generator>
    <meta:document-statistic meta:object-count="121"/>
  </office:meta>
</office:document-meta>
</file>